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5" style:parent-style-name="Graphics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frame draw:id="id63" presentation:style-name="a385" draw:name="Titolo 1" svg:x="0in" svg:y="3.42672in" svg:width="13.33333in" svg:height="2.01293in" presentation:class="title" presentation:placeholder="false">
          <draw:text-box>
            <text:p text:style-name="a384" text:class-names="" text:cond-style-name=""><text:span text:style-name="a381" text:class-names="">Le intercettazioni telefoniche in Android</text:span><text:span text:style-name="a382" text:class-names=""><text:line-break/></text:span><text:span text:style-name="a383" text:class-names=""/></text:p>
          </draw:text-box>
          <svg:title/>
          <svg:desc/>
        </draw:frame>
        <draw:frame draw:id="id64" presentation:style-name="a404" draw:name="Sottotitolo 2" svg:x="1.66667in" svg:y="5.48707in" svg:width="10in" svg:height="2.01293in" presentation:class="subtitle" presentation:placeholder="false">
          <draw:text-box>
            <text:p text:style-name="a389" text:class-names="" text:cond-style-name=""><text:span text:style-name="a386" text:class-names="">Relatore</text:span><text:span text:style-name="a387" text:class-names=""><text:tab/><text:tab/><text:tab/></text:span><text:span text:style-name="a388" text:class-names=""><text:tab/><text:tab/><text:tab/><text:tab/>Candidato</text:span></text:p>
            <text:p text:style-name="a395" text:class-names="" text:cond-style-name=""><text:span text:style-name="a390" text:class-names="">Prof</text:span><text:span text:style-name="a391" text:class-names="">. Roberto De Prisco<text:tab/><text:tab/></text:span><text:span text:style-name="a392" text:class-names=""><text:tab/></text:span><text:span text:style-name="a393" text:class-names=""><text:tab/>Vincenzo Santoro</text:span><text:span text:style-name="a394" text:class-names=""/></text:p>
            <text:p text:style-name="a398" text:class-names="" text:cond-style-name=""><text:span text:style-name="a396" text:class-names=""> </text:span><text:span text:style-name="a397" text:class-names=""/></text:p>
            <text:p text:style-name="a401" text:class-names="" text:cond-style-name=""><text:span text:style-name="a399" text:class-names="">Anno Accademico 2019-2020</text:span><text:span text:style-name="a400" text:class-names=""/></text:p>
            <text:p text:style-name="a403" text:class-names="" text:cond-style-name=""><text:span text:style-name="a402" text:class-names=""/></text:p>
          </draw:text-box>
          <svg:title/>
          <svg:desc/>
        </draw:frame>
        <draw:frame draw:id="id65" draw:style-name="a405" draw:name="Immagine 6" svg:x="3.99201in" svg:y="0.4177in" svg:width="5.34931in" svg:height="3.0090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 dello schema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 dello schema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are clic per modificare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 dello schema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 dello schema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 dello schema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are clic per modificare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 dello schema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 dello schema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 dello schema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 dello schema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 dello schema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are clic per modificare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 intercettazioni telefoniche in Android </dc:title>
    <meta:initial-creator>Vincenzo Santoro</meta:initial-creator>
    <dc:creator>Vincenzo Santoro</dc:creator>
    <meta:creation-date>2021-01-10T11:32:50Z</meta:creation-date>
    <dc:date>2021-01-10T11:47:49Z</dc:date>
    <meta:editing-cycles>1</meta:editing-cycles>
    <meta:editing-duration>PT898S</meta:editing-duration>
    <meta:document-statistic meta:paragraph-count="5" meta:word-count="30"/>
  </office:meta>
</office:document-meta>
</file>